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3be9bc"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1ea353" officeooo:paragraph-rsid="00503986" fo:background-color="#ffff00"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1f34b3" officeooo:paragraph-rsid="00368b92" fo:background-color="#ffff00"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1f34b3" officeooo:paragraph-rsid="0037261d" fo:background-color="#ffff00"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366568" officeooo:paragraph-rsid="00368584" fo:background-color="#ff972f" style:font-style-asian="normal" style:font-weight-asian="normal" style:font-style-complex="normal" style:font-weight-complex="normal"/>
    </style:style>
    <style:style style:name="P39"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40"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41"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42" style:family="paragraph" style:parent-style-name="Standard">
      <style:text-properties style:font-name="Arial" fo:font-style="normal" fo:font-weight="bold" officeooo:rsid="0037261d" officeooo:paragraph-rsid="0037261d" fo:background-color="#ff972f" style:font-style-asian="normal" style:font-weight-asian="bold" style:font-style-complex="normal" style:font-weight-complex="bold"/>
    </style:style>
    <style:style style:name="P43" style:family="paragraph" style:parent-style-name="Standard">
      <style:text-properties style:font-name="Arial" fo:font-weight="normal" officeooo:rsid="001c1f8f" officeooo:paragraph-rsid="001c1f8f" style:font-weight-asian="normal" style:font-weight-complex="normal"/>
    </style:style>
    <style:style style:name="P44" style:family="paragraph" style:parent-style-name="Standard">
      <style:text-properties style:font-name="Arial" officeooo:rsid="0042e3af" officeooo:paragraph-rsid="0042e3af"/>
    </style:style>
    <style:style style:name="P45" style:family="paragraph" style:parent-style-name="Standard">
      <style:text-properties style:font-name="Arial" fo:font-weight="bold" officeooo:rsid="0042e3af" officeooo:paragraph-rsid="0042e3af" style:font-weight-asian="bold" style:font-weight-complex="bold"/>
    </style:style>
    <style:style style:name="P46" style:family="paragraph" style:parent-style-name="Standard" style:list-style-name="L1">
      <style:text-properties style:font-name="Arial" fo:font-weight="bold" officeooo:rsid="0042e3af" officeooo:paragraph-rsid="0042e3af" style:font-weight-asian="bold" style:font-weight-complex="bold"/>
    </style:style>
    <style:style style:name="P47"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48"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49"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50"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51"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52"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53" style:family="paragraph" style:parent-style-name="Standard">
      <style:text-properties style:font-name="Arial" fo:font-style="normal" fo:font-weight="bold" officeooo:rsid="00444d06" officeooo:paragraph-rsid="003dac18" fo:background-color="transparent" style:font-style-asian="normal" style:font-weight-asian="bold" style:font-style-complex="normal" style:font-weight-complex="bold"/>
    </style:style>
    <style:style style:name="P5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55"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56"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57"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58"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59"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60"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2"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3"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508af5" officeooo:paragraph-rsid="00508af5" fo:background-color="transparent" style:font-style-asian="normal" style:font-weight-asian="normal" style:font-style-complex="normal" style:font-weight-complex="normal"/>
    </style:style>
    <style:style style:name="P67" style:family="paragraph" style:parent-style-name="Standard" style:list-style-name="L2">
      <style:text-properties style:font-name="Arial" officeooo:rsid="001bc6b2" officeooo:paragraph-rsid="001bc6b2"/>
    </style:style>
    <style:style style:name="P68" style:family="paragraph" style:parent-style-name="Standard" style:list-style-name="L3">
      <style:paragraph-properties fo:text-align="start" style:justify-single-word="false"/>
      <style:text-properties style:font-name="Arial" officeooo:rsid="001bc6b2" officeooo:paragraph-rsid="001bc6b2" fo:background-color="#ff972f"/>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2b4a8"/>
    </style:style>
    <style:style style:name="T23" style:family="text">
      <style:text-properties officeooo:rsid="00366568"/>
    </style:style>
    <style:style style:name="T24" style:family="text">
      <style:text-properties officeooo:rsid="00368584"/>
    </style:style>
    <style:style style:name="T25" style:family="text">
      <style:text-properties officeooo:rsid="00230af2"/>
    </style:style>
    <style:style style:name="T26" style:family="text">
      <style:text-properties officeooo:rsid="00372daa"/>
    </style:style>
    <style:style style:name="T27" style:family="text">
      <style:text-properties officeooo:rsid="003a182d"/>
    </style:style>
    <style:style style:name="T28" style:family="text">
      <style:text-properties officeooo:rsid="003be9bc"/>
    </style:style>
    <style:style style:name="T29" style:family="text">
      <style:text-properties officeooo:rsid="003dac18"/>
    </style:style>
    <style:style style:name="T30" style:family="text">
      <style:text-properties officeooo:rsid="003f05e2"/>
    </style:style>
    <style:style style:name="T31" style:family="text">
      <style:text-properties officeooo:rsid="004f43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6">Scenario 3 – Suspect flees the scene.</text:p>
      <text:p text:style-name="P1"/>
      <text:p text:style-name="P1">Daryl Bishop, Ryan Donaghue, Danny Martin, Samuel Knapp, Katie Barrett &amp; Lily Finnegan-Hutchinson.</text:p>
      <text:p text:style-name="P45"/>
      <text:p text:style-name="P45">Contents </text:p>
      <text:p text:style-name="P44"/>
      <text:list xml:id="list2582358051" text:style-name="L1">
        <text:list-item>
          <text:p text:style-name="P46">Project brief</text:p>
          <text:list>
            <text:list-item>
              <text:p text:style-name="P47">Background</text:p>
            </text:list-item>
            <text:list-item>
              <text:p text:style-name="P48">Scenario 3 – Suspect flees the scene</text:p>
            </text:list-item>
          </text:list>
        </text:list-item>
        <text:list-item>
          <text:p text:style-name="P49">Project Management/Version Control</text:p>
          <text:list>
            <text:list-item>
              <text:p text:style-name="P56">Risk Assessment:</text:p>
            </text:list-item>
            <text:list-item>
              <text:p text:style-name="P58">Jira/Git:</text:p>
            </text:list-item>
            <text:list-item>
              <text:p text:style-name="P60">Data Structure Planning:</text:p>
            </text:list-item>
          </text:list>
        </text:list-item>
        <text:list-item>
          <text:p text:style-name="P50">Backend</text:p>
        </text:list-item>
        <text:list-item>
          <text:p text:style-name="P50">Frontend</text:p>
        </text:list-item>
        <text:list-item>
          <text:p text:style-name="P50">Testing</text:p>
        </text:list-item>
        <text:list-item>
          <text:p text:style-name="P51">Stretch Goals</text:p>
        </text:list-item>
        <text:list-item>
          <text:p text:style-name="P52">Acknowledgements</text:p>
        </text:list-item>
      </text:list>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736650163" text:style-name="L2">
        <text:list-item>
          <text:p text:style-name="P67">generating a backlog from the brief.</text:p>
        </text:list-item>
        <text:list-item>
          <text:p text:style-name="P67">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622904208" text:style-name="L3">
        <text:list-item>
          <text:p text:style-name="P68">Project Management: Jira Scrum board</text:p>
        </text:list-item>
        <text:list-item>
          <text:p text:style-name="P68">Version Control: Git</text:p>
        </text:list-item>
        <text:list-item>
          <text:p text:style-name="P68">CI Server: Jenkins</text:p>
        </text:list-item>
        <text:list-item>
          <text:p text:style-name="P68">Cloud Server: AWS EC2</text:p>
        </text:list-item>
        <text:list-item>
          <text:p text:style-name="P68">Database Server: AWS RDS</text:p>
        </text:list-item>
        <text:list-item>
          <text:p text:style-name="P68">Containerisation: Docker <text:span text:style-name="T4">Swarm</text:span></text:p>
        </text:list-item>
        <text:list-item>
          <text:p text:style-name="P68">Reverse Proxy: NGINX</text:p>
        </text:list-item>
      </text:list>
      <text:p text:style-name="P1"/>
      <text:p text:style-name="P5">Scenario 3 – Suspect flees the scene</text:p>
      <text:p text:style-name="P9"/>
      <text:p text:style-name="P7">Background</text:p>
      <text:p text:style-name="P7"/>
      <text:p text:style-name="P43">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43"><text:soft-page-break/></text:p>
      <text:p text:style-name="P8">Scenario 3 – Suspect flees the scene</text:p>
      <text:p text:style-name="P8"/>
      <text:p text:style-name="P10">An officer has spotted a suspect fleeing the scene of an incident in a car. They have reported back with the car’s number plate. The investigation now need to search on car registration to work out:</text:p>
      <text:p text:style-name="P10"/>
      <text:list xml:id="list2587217888" text:style-name="L4">
        <text:list-item>
          <text:p text:style-name="P57"><text:span text:style-name="T27">W</text:span>ho the suspect was?</text:p>
        </text:list-item>
        <text:list-item>
          <text:p text:style-name="P57">Where else have they been?</text:p>
        </text:list-item>
      </text:list>
      <text:p text:style-name="P10"/>
      <text:p text:style-name="P10"/>
      <text:p text:style-name="P39">Project Management/Version Control</text:p>
      <text:p text:style-name="P10"/>
      <text:p text:style-name="P39">Risk Assessment</text:p>
      <text:p text:style-name="P11"/>
      <text:p text:style-name="P11">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1"/>
      <text:p text:style-name="P12"><text:span text:style-name="T7">Insert - </text:span>Image <text:span text:style-name="T28">18.</text:span>Risk Assessment</text:p>
      <text:p text:style-name="P12"/>
      <text:p text:style-name="P25">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5"/>
      <text:p text:style-name="P13"><text:span text:style-name="T7">Insert - </text:span>Image <text:span text:style-name="T28">20.</text:span><text:span text:style-name="T7">Incident </text:span><text:span text:style-name="T28">r</text:span><text:span text:style-name="T7">eport</text:span></text:p>
      <text:p text:style-name="P13"/>
      <text:p text:style-name="P26">To further utilise our risk assessment, we placed in into a risk matrix on Jira. This enabled us to better visualise the risk prioritisation and where our measure controls needed to be more stringent. </text:p>
      <text:p text:style-name="P26"/>
      <text:p text:style-name="P14"><text:span text:style-name="T7">Insert – </text:span><text:span text:style-name="T9">Image </text:span><text:span text:style-name="T28">19.</text:span><text:span text:style-name="T9">Risk Matrix</text:span></text:p>
      <text:p text:style-name="P26"/>
      <text:p text:style-name="P40">Jira/Git</text:p>
      <text:p text:style-name="P40"/>
      <text:p text:style-name="P26">As part of the design phase we created a shared Jira board modelled as a Scrum board, and populated it with the following epics:</text:p>
      <text:p text:style-name="P26"/>
      <text:list xml:id="list4097519063" text:style-name="L5">
        <text:list-item>
          <text:p text:style-name="P59">Devops</text:p>
        </text:list-item>
        <text:list-item>
          <text:p text:style-name="P59">Map/Location Data</text:p>
        </text:list-item>
        <text:list-item>
          <text:p text:style-name="P59">Documentation</text:p>
        </text:list-item>
        <text:list-item>
          <text:p text:style-name="P59">Information Cards/Profiles</text:p>
        </text:list-item>
        <text:list-item>
          <text:p text:style-name="P59">Database</text:p>
        </text:list-item>
        <text:list-item>
          <text:p text:style-name="P59">Testing</text:p>
        </text:list-item>
        <text:list-item>
          <text:p text:style-name="P59">Users</text:p>
        </text:list-item>
      </text:list>
      <text:p text:style-name="P26"><text:s/></text:p>
      <text:p text:style-name="P29"><text:soft-page-break/>Which we then populated with their related issues. </text:p>
      <text:p text:style-name="P29"/>
      <text:p text:style-name="P15"><text:span text:style-name="T7">Insert – </text:span><text:span text:style-name="T9">Image Jira board – </text:span><text:span text:style-name="T28">2.E</text:span><text:span text:style-name="T9">pics,issue </text:span><text:span text:style-name="T28">image</text:span><text:span text:style-name="T9">s</text:span></text:p>
      <text:p text:style-name="P15"/>
      <text:p text:style-name="P29">We created <text:span text:style-name="T15">five</text:span> GitHub repository (Group3-supplementary, <text:span text:style-name="T15">Group3-Terraform,</text:span> Group3-Backend, Group3-Frontend, Group3-NGINX) the latter three of which we connected to our Jira board <text:span text:style-name="T31">through a webhook</text:span>. <text:span text:style-name="T16">This </text:span>enable<text:span text:style-name="T16">d</text:span> us to make smart commits throughout the project, ensuring each team members progress was clear to the wider group.</text:p>
      <text:p text:style-name="P15"/>
      <text:p text:style-name="P22"><text:span text:style-name="T7">Insert – 1</text:span><text:span text:style-name="T29">7</text:span><text:span text:style-name="T7">.Webhook</text:span></text:p>
      <text:p text:style-name="P15"/>
      <text:p text:style-name="P30">The regular smart commits also enabled us to identify <text:span text:style-name="T16">what</text:span> adjustments or additions were made with each Git push. Which would be vital when managing branches and the differences between versions of the project.</text:p>
      <text:p text:style-name="P30"/>
      <text:p text:style-name="P16"><text:span text:style-name="T7">Insert – </text:span><text:span text:style-name="T9">Image </text:span><text:span text:style-name="T28">4.Smart commits</text:span></text:p>
      <text:p text:style-name="P27"/>
      <text:p text:style-name="P27">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27"/>
      <text:p text:style-name="P17"><text:span text:style-name="T7">Insert – </text:span><text:span text:style-name="T28">21.C</text:span><text:span text:style-name="T10">hild issues</text:span></text:p>
      <text:p text:style-name="P28"/>
      <text:p text:style-name="P35">We split our project into two sp<text:span text:style-name="T18">r</text:span><text:span text:style-name="T20">i</text:span>nts, with the focus on the first sprint being to produce an MVP with strong security, and the second sprint to develop our project into a finer application. </text:p>
      <text:p text:style-name="P35"/>
      <text:p text:style-name="P18"><text:span text:style-name="T7">Insert – </text:span><text:span text:style-name="T9">Image </text:span><text:span text:style-name="T28">1.Sprint1</text:span><text:span text:style-name="T9"> </text:span><text:span text:style-name="T28">image</text:span></text:p>
      <text:p text:style-name="P27"/>
      <text:p text:style-name="P27">We used Jira's built in reports to assess our efficiency and sprint allocations. <text:span text:style-name="T12">Our burn-down chart </text:span><text:span text:style-name="T30">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text:span></text:p>
      <text:p text:style-name="P27"/>
      <text:p text:style-name="P20"><text:span text:style-name="T7">Insert – </text:span><text:span text:style-name="T9">Image 3.Sprint burn down chart wk1</text:span></text:p>
      <text:p text:style-name="P20"/>
      <text:p text:style-name="P37"><text:span text:style-name="T7">Insert – </text:span><text:span text:style-name="T30">need image of </text:span><text:span text:style-name="T9">Sprint burn down chart wk</text:span><text:span text:style-name="T30">2</text:span></text:p>
      <text:p text:style-name="P27"/>
      <text:p text:style-name="P30">We used a feature branch model, with a branch naming convention linked to our Jira epics/issues. This enabled each member of the team to work on different <text:span text:style-name="T13">sections of our project simultaneously, whilst protecting the main source code base. By implementing branch protection rules on our repositories, which enforced two peer reviews on all push request made, ensured all code was correct before approval.</text:span></text:p>
      <text:p text:style-name="P19"/>
      <text:p text:style-name="P19"><text:span text:style-name="T7">Insert – </text:span><text:span text:style-name="T29">22.B</text:span><text:span text:style-name="T22">ranch protection rules</text:span></text:p>
      <text:p text:style-name="P19"/>
      <text:p text:style-name="P19"><text:span text:style-name="T7">Insert – </text:span><text:span text:style-name="T29">12.</text:span><text:span text:style-name="T7">Merge requests - showing approve button</text:span><text:span text:style-name="T22"> </text:span></text:p>
      <text:p text:style-name="P19"/>
      <text:p text:style-name="P41"><text:soft-page-break/>Data Structure Planning</text:p>
      <text:p text:style-name="P31"/>
      <text:p text:style-name="P33"><text:span text:style-name="T23">Another part of our</text:span> initial design phase w<text:span text:style-name="T23">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4">s</text:span><text:span text:style-name="T23"> (many-to-many, one-to-many, etc).</text:span></text:p>
      <text:p text:style-name="P31"/>
      <text:p text:style-name="P23">Insert – 14.table data structure</text:p>
      <text:p text:style-name="P31"/>
      <text:p text:style-name="P32">Similarly a <text:span text:style-name="T24">table was produced to outline all the table and data field names and their type, for example, Table name: vehicle_registration, data field name: Forenames, type: VARCHAR(50).</text:span></text:p>
      <text:p text:style-name="P32"/>
      <text:p text:style-name="P23">Insert – 15.Create Tables SQL</text:p>
      <text:p text:style-name="P32"/>
      <text:p text:style-name="P36">Both documents were created to standardise data usage, naming and type conventions, in an attempt to minimise merge conflicts.</text:p>
      <text:p text:style-name="P32"/>
      <text:p text:style-name="P32"/>
      <text:p text:style-name="P38"/>
      <text:p text:style-name="P42">Cloud Infrastructure</text:p>
      <text:p text:style-name="P42"/>
      <text:p text:style-name="P42">Build-Test-Deploy</text:p>
      <text:p text:style-name="P34">CI Server/Containerisation</text:p>
      <text:p text:style-name="P34"/>
      <text:p text:style-name="P34">We implemented a webhook between our GitHub repositories <text:span text:style-name="T25">(</text:span>specifically <text:span text:style-name="T25">Group3-Backend, Group3-Frontend, Group3-NGINX) </text:span>and Jenkins, to enable us to automate and perf<text:span text:style-name="T26">or</text:span>m rolling updates triggered by pushes to main. </text:p>
      <text:p text:style-name="P34"/>
      <text:p text:style-name="P24">Insert – 16.Webhook</text:p>
      <text:p text:style-name="P21"/>
      <text:p text:style-name="P19"><text:span text:style-name="T7">Insert – 1</text:span><text:span text:style-name="T29">7</text:span><text:span text:style-name="T7">.Webhook</text:span></text:p>
      <text:p text:style-name="P53"/>
      <text:p text:style-name="P55">Testing</text:p>
      <text:p text:style-name="P55"/>
      <text:p text:style-name="P66">Integrated Testing:</text:p>
      <text:p text:style-name="P66">Unit Testing:</text:p>
      <text:p text:style-name="P66">Manual Testing: </text:p>
      <text:p text:style-name="P55"/>
      <text:p text:style-name="P55"/>
      <text:p text:style-name="P55"/>
      <text:p text:style-name="P54">Stretch Goals</text:p>
      <text:p text:style-name="P61"/>
      <text:p text:style-name="P61">Expansion of the suspect profile to include financial and mobile data</text:p>
      <text:list xml:id="list394979984" text:style-name="L6">
        <text:list-item>
          <text:p text:style-name="P62">Subscriber Records – network</text:p>
        </text:list-item>
        <text:list-item>
          <text:p text:style-name="P62">Bank Cards – Bank</text:p>
        </text:list-item>
      </text:list>
      <text:p text:style-name="P61"/>
      <text:p text:style-name="P61">Expansion to the location records of the suspect with the use of </text:p>
      <text:list xml:id="list2641490468" text:style-name="L7">
        <text:list-item>
          <text:p text:style-name="P63">call and cell tower record</text:p>
        </text:list-item>
        <text:list-item>
          <text:p text:style-name="P63">EPOS and ATM transactions</text:p>
        </text:list-item>
      </text:list>
      <text:p text:style-name="P54"/>
      <text:p text:style-name="P64"><text:soft-page-break/>Further location records such as this would be vital evidence when determining the driver of a car which is registered to several users.</text:p>
      <text:p text:style-name="P64"/>
      <text:p text:style-name="P54">Acknowledgements</text:p>
      <text:p text:style-name="P65">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9T15:15:08.658000000</dc:date>
    <meta:editing-duration>PT5H35M27S</meta:editing-duration>
    <meta:editing-cycles>44</meta:editing-cycles>
    <meta:generator>LibreOffice/7.2.0.4$Windows_X86_64 LibreOffice_project/9a9c6381e3f7a62afc1329bd359cc48accb6435b</meta:generator>
    <meta:document-statistic meta:table-count="0" meta:image-count="0" meta:object-count="0" meta:page-count="5" meta:paragraph-count="97" meta:word-count="1188" meta:character-count="7456" meta:non-whitespace-character-count="6362"/>
  </office:meta>
</office:document-meta>
</file>